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143.8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5.86pt"/>
    </style:style>
    <style:style style:name="co7" style:family="table-column">
      <style:table-column-properties fo:break-before="auto" style:column-width="85.89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101.91pt"/>
    </style:style>
    <style:style style:name="co10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009999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c8fff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fo:background-color="#c8ffff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c8ff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123"/>
    <style:style style:name="ce14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0.06pt solid #000000" fo:background-color="#c8ffff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16" style:family="table-cell" style:parent-style-name="Default" style:data-style-name="N11"/>
    <style:style style:name="ce17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" table:style-name="ta1">
        <table:shapes>
          <draw:frame draw:z-index="0" draw:style-name="gr1" draw:text-style-name="P1" svg:width="453.2pt" svg:height="255.26pt" svg:x="274.85pt" svg:y="204.6pt">
            <loext:p draw:notify-on-update-of-ranges="out.A3:out.A14 out.D2:out.D2 out.D3:out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5" table:default-cell-style-name="Default"/>
        <table:table-column table:style-name="co6" table:default-cell-style-name="ce3"/>
        <table:table-column table:style-name="co7" table:default-cell-style-name="ce11"/>
        <table:table-column table:style-name="co8" table:default-cell-style-name="ce9"/>
        <table:table-column table:style-name="co9" table:default-cell-style-name="ce13"/>
        <table:table-column table:style-name="co10" table:default-cell-style-name="ce16"/>
        <table:table-column table:style-name="co5" table:default-cell-style-name="ce18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abela 2</text:p>
          </table:table-cell>
          <table:covered-table-cell table:number-columns-repeated="3" table:style-name="ce5"/>
          <table:covered-table-cell table:style-name="ce7"/>
          <table:table-cell/>
          <table:table-cell table:style-name="ce1" office:value-type="string" calcext:value-type="string" table:number-columns-spanned="5" table:number-rows-spanned="1">
            <text:p>Tabela 3</text:p>
          </table:table-cell>
          <table:covered-table-cell table:number-columns-repeated="2" table:style-name="ce5"/>
          <table:covered-table-cell table:style-name="ce7"/>
          <table:covered-table-cell table:style-name="Default"/>
          <table:table-cell table:style-name="Default"/>
          <table:table-cell/>
        </table:table-row>
        <table:table-row table:style-name="ro2">
          <table:table-cell table:style-name="ce2" office:value-type="string" calcext:value-type="string">
            <text:p>Nº de Vértices</text:p>
          </table:table-cell>
          <table:table-cell table:style-name="ce2" office:value-type="string" calcext:value-type="string">
            <text:p>Melhor Caminho</text:p>
          </table:table-cell>
          <table:table-cell table:style-name="ce2" office:value-type="string" calcext:value-type="string">
            <text:p>Peso</text:p>
          </table:table-cell>
          <table:table-cell table:style-name="ce2" office:value-type="string" calcext:value-type="string">
            <text:p>Tempo Gasto (ns)</text:p>
          </table:table-cell>
          <table:table-cell table:style-name="ce8" office:value-type="string" calcext:value-type="string">
            <text:p>Tempo Gasto Normalizado</text:p>
          </table:table-cell>
          <table:table-cell/>
          <table:table-cell table:style-name="ce2" office:value-type="string" calcext:value-type="string">
            <text:p>Nº de Vértices</text:p>
          </table:table-cell>
          <table:table-cell table:style-name="ce2" office:value-type="string" calcext:value-type="string">
            <text:p>Nº de Caminhos</text:p>
          </table:table-cell>
          <table:table-cell table:style-name="ce8" office:value-type="string" calcext:value-type="string">
            <text:p>Tempo Gasto Normalizado</text:p>
          </table:table-cell>
          <table:table-cell table:style-name="ce8" office:value-type="string" calcext:value-type="string">
            <text:p>Relação Tempo / Nº Caminhos</text:p>
          </table:table-cell>
          <table:table-cell table:style-name="ce15" office:value-type="string" calcext:value-type="string">
            <text:p>Variação em Relação à Média</text:p>
          </table:table-cell>
          <table:table-cell table:style-name="Default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1 0 </text:p>
          </table:table-cell>
          <table:table-cell office:value-type="float" office:value="7" calcext:value-type="float">
            <text:p>7</text:p>
          </table:table-cell>
          <table:table-cell office:value-type="float" office:value="3841" calcext:value-type="float">
            <text:p>3841</text:p>
          </table:table-cell>
          <table:table-cell table:formula="of:=[.D3]/[.$D$3]" office:value-type="float" office:value="1" calcext:value-type="float">
            <text:p>1.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formula="of:=[.I3]/[.H3]" office:value-type="float" office:value="1" calcext:value-type="float">
            <text:p>1.000</text:p>
          </table:table-cell>
          <table:table-cell table:formula="of:=[.J3]/[.$J$17] - 1" office:value-type="percentage" office:value="8.15626211830308" calcext:value-type="percentage">
            <text:p>815.63%</text:p>
          </table:table-cell>
          <table:table-cell table:style-name="Default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1 2 0 </text:p>
          </table:table-cell>
          <table:table-cell office:value-type="float" office:value="22" calcext:value-type="float">
            <text:p>22</text:p>
          </table:table-cell>
          <table:table-cell office:value-type="float" office:value="4610" calcext:value-type="float">
            <text:p>4610</text:p>
          </table:table-cell>
          <table:table-cell table:formula="of:=[.D4]/[.$D$3]" office:value-type="float" office:value="1.20020827909399" calcext:value-type="float">
            <text:p>1.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20020827909399" calcext:value-type="float">
            <text:p>1.20</text:p>
          </table:table-cell>
          <table:table-cell table:formula="of:=[.I4]/[.H4]" office:value-type="float" office:value="0.600104139546993" calcext:value-type="float">
            <text:p>0.600</text:p>
          </table:table-cell>
          <table:table-cell table:formula="of:=[.J4]/[.$J$17] - 1" office:value-type="percentage" office:value="4.494710799971" calcext:value-type="percentage">
            <text:p>449.47%</text:p>
          </table:table-cell>
          <table:table-cell table:style-name="Default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3 1 2 0 </text:p>
          </table:table-cell>
          <table:table-cell office:value-type="float" office:value="53" calcext:value-type="float">
            <text:p>53</text:p>
          </table:table-cell>
          <table:table-cell office:value-type="float" office:value="4334" calcext:value-type="float">
            <text:p>4334</text:p>
          </table:table-cell>
          <table:table-cell table:formula="of:=[.D5]/[.$D$3]" office:value-type="float" office:value="1.12835199166884" calcext:value-type="float">
            <text:p>1.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12835199166884" calcext:value-type="float">
            <text:p>1.13</text:p>
          </table:table-cell>
          <table:table-cell table:formula="of:=[.I5]/[.H5]" office:value-type="float" office:value="0.188058665278139" calcext:value-type="float">
            <text:p>0.188</text:p>
          </table:table-cell>
          <table:table-cell table:formula="of:=[.J5]/[.$J$17] - 1" office:value-type="percentage" office:value="0.721914432904863" calcext:value-type="percentage">
            <text:p>72.19%</text:p>
          </table:table-cell>
          <table:table-cell table:formula="of:=ABS([.K5])" office:value-type="float" office:value="0.721914432904863" calcext:value-type="float">
            <text:p>0.7219144329</text:p>
          </table:table-cell>
          <table:table-cell table:formula="of:=SUM([.L5:.L14])/10" office:value-type="float" office:value="0.265541262134605" calcext:value-type="float">
            <text:p>0.26554126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1 2 3 4 0 </text:p>
          </table:table-cell>
          <table:table-cell office:value-type="float" office:value="64" calcext:value-type="float">
            <text:p>64</text:p>
          </table:table-cell>
          <table:table-cell office:value-type="float" office:value="9524" calcext:value-type="float">
            <text:p>9524</text:p>
          </table:table-cell>
          <table:table-cell table:formula="of:=[.D6]/[.$D$3]" office:value-type="float" office:value="2.47956261390263" calcext:value-type="float">
            <text:p>2.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.47956261390263" calcext:value-type="float">
            <text:p>2.48</text:p>
          </table:table-cell>
          <table:table-cell table:formula="of:=[.I6]/[.H6]" office:value-type="float" office:value="0.10331510891261" calcext:value-type="float">
            <text:p>0.103</text:p>
          </table:table-cell>
          <table:table-cell table:formula="of:=[.J6]/[.$J$17] - 1" office:value-type="percentage" office:value="-0.0540197820151123" calcext:value-type="percentage">
            <text:p>-5.40%</text:p>
          </table:table-cell>
          <table:table-cell table:formula="of:=ABS([.K6])" office:value-type="float" office:value="0.0540197820151123" calcext:value-type="float">
            <text:p>0.054019782</text:p>
          </table:table-cell>
          <table:table-cell table:formula="of:=SUM([.L6:.L14])/9" office:value-type="float" office:value="0.21483313204902" calcext:value-type="float">
            <text:p>0.2148331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2 1 3 4 5 0 </text:p>
          </table:table-cell>
          <table:table-cell office:value-type="float" office:value="150" calcext:value-type="float">
            <text:p>150</text:p>
          </table:table-cell>
          <table:table-cell office:value-type="float" office:value="40532" calcext:value-type="float">
            <text:p>40532</text:p>
          </table:table-cell>
          <table:table-cell table:formula="of:=[.D7]/[.$D$3]" office:value-type="float" office:value="10.5524602967977" calcext:value-type="float">
            <text:p>10.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0.5524602967977" calcext:value-type="float">
            <text:p>10.55</text:p>
          </table:table-cell>
          <table:table-cell table:formula="of:=[.I7]/[.H7]" office:value-type="float" office:value="0.0879371691399809" calcext:value-type="float">
            <text:p>0.088</text:p>
          </table:table-cell>
          <table:table-cell table:formula="of:=[.J7]/[.$J$17] - 1" office:value-type="percentage" office:value="-0.194824229412782" calcext:value-type="percentage">
            <text:p>-19.48%</text:p>
          </table:table-cell>
          <table:table-cell table:formula="of:=ABS([.K7])" office:value-type="float" office:value="0.194824229412782" calcext:value-type="float">
            <text:p>0.194824229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3 1 2 4 5 6 0 </text:p>
          </table:table-cell>
          <table:table-cell office:value-type="float" office:value="81" calcext:value-type="float">
            <text:p>81</text:p>
          </table:table-cell>
          <table:table-cell office:value-type="float" office:value="188396" calcext:value-type="float">
            <text:p>188396</text:p>
          </table:table-cell>
          <table:table-cell table:formula="of:=[.D8]/[.$D$3]" office:value-type="float" office:value="49.0486852382192" calcext:value-type="float">
            <text:p>49.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  <table:table-cell office:value-type="float" office:value="49.0486852382192" calcext:value-type="float">
            <text:p>49.05</text:p>
          </table:table-cell>
          <table:table-cell table:formula="of:=[.I8]/[.H8]" office:value-type="float" office:value="0.0681231739419711" calcext:value-type="float">
            <text:p>0.068</text:p>
          </table:table-cell>
          <table:table-cell table:formula="of:=[.J8]/[.$J$17] - 1" office:value-type="percentage" office:value="-0.376246363056559" calcext:value-type="percentage">
            <text:p>-37.62%</text:p>
          </table:table-cell>
          <table:table-cell table:formula="of:=ABS([.K8])" office:value-type="float" office:value="0.376246363056559" calcext:value-type="float">
            <text:p>0.376246363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6 1 2 3 4 5 7 0 </text:p>
          </table:table-cell>
          <table:table-cell office:value-type="float" office:value="162" calcext:value-type="float">
            <text:p>162</text:p>
          </table:table-cell>
          <table:table-cell office:value-type="float" office:value="3206036" calcext:value-type="float">
            <text:p>3206036</text:p>
          </table:table-cell>
          <table:table-cell table:formula="of:=[.D9]/[.$D$3]" office:value-type="float" office:value="834.687841707889" calcext:value-type="float">
            <text:p>834.6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40" calcext:value-type="float">
            <text:p>5040</text:p>
          </table:table-cell>
          <table:table-cell office:value-type="float" office:value="834.687841707889" calcext:value-type="float">
            <text:p>834.69</text:p>
          </table:table-cell>
          <table:table-cell table:formula="of:=[.I9]/[.H9]" office:value-type="float" office:value="0.165612667005533" calcext:value-type="float">
            <text:p>0.166</text:p>
          </table:table-cell>
          <table:table-cell table:formula="of:=[.J9]/[.$J$17] - 1" office:value-type="percentage" office:value="0.516392989213904" calcext:value-type="percentage">
            <text:p>51.64%</text:p>
          </table:table-cell>
          <table:table-cell table:formula="of:=ABS([.K9])" office:value-type="float" office:value="0.516392989213904" calcext:value-type="float">
            <text:p>0.516392989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4 1 2 3 5 6 7 8 0 </text:p>
          </table:table-cell>
          <table:table-cell office:value-type="float" office:value="144" calcext:value-type="float">
            <text:p>144</text:p>
          </table:table-cell>
          <table:table-cell office:value-type="float" office:value="18426105" calcext:value-type="float">
            <text:p>18426105</text:p>
          </table:table-cell>
          <table:table-cell table:formula="of:=[.D10]/[.$D$3]" office:value-type="float" office:value="4797.21556886228" calcext:value-type="float">
            <text:p>4797.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320" calcext:value-type="float">
            <text:p>40320</text:p>
          </table:table-cell>
          <table:table-cell office:value-type="float" office:value="4797.21556886228" calcext:value-type="float">
            <text:p>4797.22</text:p>
          </table:table-cell>
          <table:table-cell table:formula="of:=[.I10]/[.H10]" office:value-type="float" office:value="0.118978560735672" calcext:value-type="float">
            <text:p>0.119</text:p>
          </table:table-cell>
          <table:table-cell table:formula="of:=[.J10]/[.$J$17] - 1" office:value-type="percentage" office:value="0.0893988885542556" calcext:value-type="percentage">
            <text:p>8.94%</text:p>
          </table:table-cell>
          <table:table-cell table:formula="of:=ABS([.K10])" office:value-type="float" office:value="0.0893988885542556" calcext:value-type="float">
            <text:p>0.089398888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9 1 2 3 4 5 6 7 8 0 </text:p>
          </table:table-cell>
          <table:table-cell office:value-type="float" office:value="178" calcext:value-type="float">
            <text:p>178</text:p>
          </table:table-cell>
          <table:table-cell office:value-type="float" office:value="113230215" calcext:value-type="float">
            <text:p>113230215</text:p>
          </table:table-cell>
          <table:table-cell table:formula="of:=[.D11]/[.$D$3]" office:value-type="float" office:value="29479.3582400417" calcext:value-type="float">
            <text:p>29479.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62880" calcext:value-type="float">
            <text:p>362880</text:p>
          </table:table-cell>
          <table:table-cell office:value-type="float" office:value="29479.3582400417" calcext:value-type="float">
            <text:p>29479.36</text:p>
          </table:table-cell>
          <table:table-cell table:formula="of:=[.I11]/[.H11]" office:value-type="float" office:value="0.0812372085539067" calcext:value-type="float">
            <text:p>0.081</text:p>
          </table:table-cell>
          <table:table-cell table:formula="of:=[.J11]/[.$J$17] - 1" office:value-type="percentage" office:value="-0.256170824721177" calcext:value-type="percentage">
            <text:p>-25.62%</text:p>
          </table:table-cell>
          <table:table-cell table:formula="of:=ABS([.K11])" office:value-type="float" office:value="0.256170824721177" calcext:value-type="float">
            <text:p>0.256170824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 9 1 2 3 4 5 6 7 8 10 0 </text:p>
          </table:table-cell>
          <table:table-cell office:value-type="float" office:value="207" calcext:value-type="float">
            <text:p>207</text:p>
          </table:table-cell>
          <table:table-cell office:value-type="float" office:value="1202847986" calcext:value-type="float">
            <text:p>1202847986</text:p>
          </table:table-cell>
          <table:table-cell table:formula="of:=[.D12]/[.$D$3]" office:value-type="float" office:value="313160.110908618" calcext:value-type="float">
            <text:p>313160.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628800" calcext:value-type="float">
            <text:p>3628800</text:p>
          </table:table-cell>
          <table:table-cell office:value-type="float" office:value="313160.110908618" calcext:value-type="float">
            <text:p>313160.11</text:p>
          </table:table-cell>
          <table:table-cell table:formula="of:=[.I12]/[.H12]" office:value-type="float" office:value="0.086298531445276" calcext:value-type="float">
            <text:p>0.086</text:p>
          </table:table-cell>
          <table:table-cell table:formula="of:=[.J12]/[.$J$17] - 1" office:value-type="percentage" office:value="-0.209828025662432" calcext:value-type="percentage">
            <text:p>-20.98%</text:p>
          </table:table-cell>
          <table:table-cell table:formula="of:=ABS([.K12])" office:value-type="float" office:value="0.209828025662432" calcext:value-type="float">
            <text:p>0.209828025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 10 1 2 3 4 5 6 7 8 9 11 0 </text:p>
          </table:table-cell>
          <table:table-cell office:value-type="float" office:value="162" calcext:value-type="float">
            <text:p>162</text:p>
          </table:table-cell>
          <table:table-cell office:value-type="float" office:value="14005515817" calcext:value-type="float">
            <text:p>14005515817</text:p>
          </table:table-cell>
          <table:table-cell table:formula="of:=[.D13]/[.$D$3]" office:value-type="float" office:value="3646320.18146316" calcext:value-type="float">
            <text:p>3646320.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9916800" calcext:value-type="float">
            <text:p>39916800</text:p>
          </table:table-cell>
          <table:table-cell office:value-type="float" office:value="3646320.18146316" calcext:value-type="float">
            <text:p>3646320.18</text:p>
          </table:table-cell>
          <table:table-cell table:formula="of:=[.I13]/[.H13]" office:value-type="float" office:value="0.0913480083940386" calcext:value-type="float">
            <text:p>0.091</text:p>
          </table:table-cell>
          <table:table-cell table:formula="of:=[.J13]/[.$J$17] - 1" office:value-type="percentage" office:value="-0.163593691159233" calcext:value-type="percentage">
            <text:p>-16.36%</text:p>
          </table:table-cell>
          <table:table-cell table:formula="of:=ABS([.K13])" office:value-type="float" office:value="0.163593691159233" calcext:value-type="float">
            <text:p>0.1635936912</text:p>
          </table:table-cell>
          <table:table-cell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0 7 1 2 3 4 5 6 8 9 10 11 12 0 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86265245076" calcext:value-type="float">
            <text:p>186265245076</text:p>
          </table:table-cell>
          <table:table-cell table:style-name="ce10" table:formula="of:=[.D14]/[.$D$3]" office:value-type="float" office:value="48493945.6068732" calcext:value-type="float">
            <text:p>48493945.61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float" office:value="479001600" calcext:value-type="float">
            <text:p>479001600</text:p>
          </table:table-cell>
          <table:table-cell table:style-name="ce10" office:value-type="float" office:value="48493945.6068732" calcext:value-type="float">
            <text:p>48493945.61</text:p>
          </table:table-cell>
          <table:table-cell table:style-name="ce14" table:formula="of:=[.I14]/[.H14]" office:value-type="float" office:value="0.101239631781759" calcext:value-type="float">
            <text:p>0.101</text:p>
          </table:table-cell>
          <table:table-cell table:style-name="ce17" table:formula="of:=[.J14]/[.$J$17] - 1" office:value-type="percentage" office:value="-0.0730233946457277" calcext:value-type="percentage">
            <text:p>-7.30%</text:p>
          </table:table-cell>
          <table:table-cell table:formula="of:=ABS([.K14])" office:value-type="float" office:value="0.0730233946457277" calcext:value-type="float">
            <text:p>0.0730233946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MÉDI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Default" table:formula="of:=SUM([.J5:.J14])/10" office:value-type="float" office:value="0.109214872518889" calcext:value-type="float">
            <text:p>0.1092148725</text:p>
          </table:table-cell>
          <table:table-cell table:style-name="Default" table:number-columns-repeated="2"/>
          <table:table-cell/>
        </table:table-row>
      </table:table>
      <table:named-expressions/>
      <table:database-ranges>
        <table:database-range table:name="__Anonymous_Sheet_DB__0" table:target-range-address="out.B2:out.D1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01:26:42.906614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8T01:45:56.834880116</dc:date>
    <meta:editing-duration>PT2H10M47S</meta:editing-duration>
    <meta:editing-cycles>6</meta:editing-cycles>
    <meta:generator>LibreOffice/5.1.6.2$Linux_X86_64 LibreOffice_project/10m0$Build-2</meta:generator>
    <meta:document-statistic meta:table-count="1" meta:cell-count="1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13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scatter" chart:style-name="ch1">
        <chart:title svg:x="3.585cm" svg:y="0.316cm" chart:style-name="ch2">
          <text:p>Grafos  - Comparação de tempo de solução</text:p>
        </chart:title>
        <chart:plot-area chart:style-name="ch3" table:cell-range-address="out.A3:out.A14 out.D2:out.D14" chart:data-source-has-labels="row" svg:x="2.724cm" svg:y="1.512cm" svg:width="10.29cm" svg:height="6.564cm">
          <chartooo:coordinate-region svg:x="5.383cm" svg:y="1.712cm" svg:width="7.444cm" svg:height="5.717cm"/>
          <chart:axis chart:dimension="x" chart:name="primary-x" chart:style-name="ch4">
            <chart:title svg:x="6.436cm" svg:y="8.256cm" chart:style-name="ch5">
              <text:p>número de vértices</text:p>
            </chart:title>
          </chart:axis>
          <chart:axis chart:dimension="y" chart:name="primary-y" chart:style-name="ch6">
            <chart:title svg:x="1.845cm" svg:y="6.055cm" chart:style-name="ch7">
              <text:p>tempo gasto (ns)</text:p>
            </chart:title>
            <chart:grid chart:style-name="ch8" chart:class="major"/>
          </chart:axis>
          <chart:series chart:style-name="ch9" chart:values-cell-range-address="out.D3:out.D14" chart:label-cell-address="out.D2:out.D2" chart:class="chart:scatter">
            <chart:domain table:cell-range-address="out.A3:out.A14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o Gasto (ns)</text:p>
                <draw:g>
                  <svg:desc>out.D2:out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out.A3:out.A14</svg:desc>
                </draw:g>
              </table:table-cell>
              <table:table-cell office:value-type="float" office:value="3841">
                <text:p>3841</text:p>
                <draw:g>
                  <svg:desc>out.D3:out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610">
                <text:p>46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524">
                <text:p>9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0532">
                <text:p>40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88396">
                <text:p>188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206036">
                <text:p>3206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8426105">
                <text:p>18426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3230215">
                <text:p>113230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02847986">
                <text:p>12028479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4005515817">
                <text:p>14005515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86265245076">
                <text:p>1862652450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